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text-transform="capitalize" fo:color="#231f20" loext:opacity="100%" style:font-name="Liberation Serif1" fo:font-size="12pt" fo:letter-spacing="0.0083in" fo:font-style="normal" fo:font-weight="normal" officeooo:rsid="00a4111d" officeooo:paragraph-rsid="000b720f" style:font-size-asian="12pt" style:font-weight-asian="normal" style:font-size-complex="12pt" style:font-weight-complex="normal"/>
    </style:style>
    <style:style style:name="P2" style:family="paragraph" style:parent-style-name="Standard">
      <style:text-properties fo:text-transform="capitalize" fo:color="#231f20" loext:opacity="100%" style:font-name="Liberation Serif1" fo:font-size="12pt" fo:letter-spacing="0.0083in" fo:font-style="normal" fo:font-weight="normal" officeooo:rsid="0070a908" officeooo:paragraph-rsid="000b720f" style:font-size-asian="12pt" style:font-weight-asian="normal" style:font-size-complex="12pt" style:font-weight-complex="normal"/>
    </style:style>
    <style:style style:name="P3" style:family="paragraph" style:parent-style-name="Standard">
      <style:text-properties fo:text-transform="capitalize" fo:color="#231f20" loext:opacity="100%" style:font-name="Liberation Serif1" fo:font-size="12pt" fo:letter-spacing="0.0083in" fo:font-style="normal" fo:font-weight="normal" officeooo:rsid="0071db4a" officeooo:paragraph-rsid="000b720f" style:font-size-asian="12pt" style:font-weight-asian="normal" style:font-size-complex="12pt" style:font-weight-complex="normal"/>
    </style:style>
    <style:style style:name="P4" style:family="paragraph" style:parent-style-name="Standard">
      <style:text-properties fo:text-transform="capitalize" fo:color="#231f20" loext:opacity="100%" style:font-name="Liberation Serif1" fo:font-size="12pt" fo:letter-spacing="0.0083in" fo:font-style="normal" fo:font-weight="normal" officeooo:rsid="007352d9" officeooo:paragraph-rsid="000b720f" style:font-size-asian="12pt" style:font-weight-asian="normal" style:font-size-complex="12pt" style:font-weight-complex="normal"/>
    </style:style>
    <style:style style:name="P5" style:family="paragraph" style:parent-style-name="Standard">
      <style:text-properties fo:text-transform="capitalize" fo:color="#231f20" loext:opacity="100%" style:font-name="Liberation Serif1" fo:font-size="12pt" fo:letter-spacing="0.0083in" fo:font-style="normal" fo:font-weight="normal" officeooo:rsid="00b44028" officeooo:paragraph-rsid="000b720f" style:font-size-asian="12pt" style:font-weight-asian="normal" style:font-size-complex="12pt" style:font-weight-complex="normal"/>
    </style:style>
    <style:style style:name="P6" style:family="paragraph" style:parent-style-name="Standard">
      <style:text-properties fo:text-transform="capitalize" fo:color="#231f20" loext:opacity="100%" style:font-name="Liberation Serif1" fo:font-size="12pt" fo:letter-spacing="0.0083in" fo:font-style="normal" fo:font-weight="normal" officeooo:rsid="007c8ec7" officeooo:paragraph-rsid="000b720f" style:font-size-asian="12pt" style:font-weight-asian="normal" style:font-size-complex="12pt" style:font-weight-complex="normal"/>
    </style:style>
    <style:style style:name="P7" style:family="paragraph" style:parent-style-name="Standard">
      <style:text-properties fo:text-transform="capitalize" fo:color="#231f20" loext:opacity="100%" style:font-name="Liberation Serif1" fo:font-size="12pt" fo:letter-spacing="0.0083in" fo:font-style="normal" fo:font-weight="normal" officeooo:rsid="00830f10" officeooo:paragraph-rsid="000b720f" style:font-size-asian="12pt" style:font-weight-asian="normal" style:font-size-complex="12pt" style:font-weight-complex="normal"/>
    </style:style>
    <style:style style:name="P8" style:family="paragraph" style:parent-style-name="Standard">
      <style:text-properties fo:text-transform="capitalize" fo:color="#231f20" loext:opacity="100%" style:font-name="Liberation Serif1" fo:font-size="12pt" fo:letter-spacing="0.0083in" fo:font-style="normal" fo:font-weight="normal" officeooo:rsid="0085b2f0" officeooo:paragraph-rsid="000b720f" style:font-size-asian="12pt" style:font-weight-asian="normal" style:font-size-complex="12pt" style:font-weight-complex="normal"/>
    </style:style>
    <style:style style:name="P9" style:family="paragraph" style:parent-style-name="Standard">
      <style:text-properties fo:text-transform="capitalize" fo:color="#231f20" loext:opacity="100%" style:font-name="Liberation Serif1" fo:font-size="12pt" fo:letter-spacing="0.0083in" fo:font-style="normal" fo:font-weight="normal" officeooo:rsid="0085b2f0" officeooo:paragraph-rsid="001430ab" style:font-size-asian="12pt" style:font-weight-asian="normal" style:font-size-complex="12pt" style:font-weight-complex="normal"/>
    </style:style>
    <style:style style:name="P10" style:family="paragraph" style:parent-style-name="Standard">
      <style:text-properties fo:text-transform="capitalize" fo:color="#231f20" loext:opacity="100%" style:font-name="Liberation Serif1" fo:font-size="12pt" fo:letter-spacing="0.0083in" fo:font-style="normal" fo:font-weight="normal" officeooo:rsid="00107566" officeooo:paragraph-rsid="000b720f" style:font-size-asian="12pt" style:font-weight-asian="normal" style:font-size-complex="12pt" style:font-weight-complex="normal"/>
    </style:style>
    <style:style style:name="P11" style:family="paragraph" style:parent-style-name="Standard">
      <style:text-properties fo:text-transform="capitalize" fo:color="#231f20" loext:opacity="100%" style:font-name="Liberation Serif1" fo:font-size="12pt" fo:letter-spacing="0.0083in" fo:font-style="normal" fo:font-weight="normal" officeooo:rsid="001430ab" officeooo:paragraph-rsid="001430ab" style:font-size-asian="12pt" style:font-weight-asian="normal" style:font-size-complex="12pt" style:font-weight-complex="normal"/>
    </style:style>
    <style:style style:name="P12" style:family="paragraph" style:parent-style-name="Standard">
      <style:text-properties fo:text-transform="capitalize" fo:color="#231f20" loext:opacity="100%" style:font-name="Liberation Serif1" fo:font-size="12pt" fo:letter-spacing="0.0083in" fo:font-style="normal" fo:font-weight="normal" officeooo:rsid="00162553" officeooo:paragraph-rsid="00162553" style:font-size-asian="12pt" style:font-weight-asian="normal" style:font-size-complex="12pt" style:font-weight-complex="normal"/>
    </style:style>
    <style:style style:name="P13" style:family="paragraph" style:parent-style-name="Standard">
      <style:text-properties fo:font-size="15pt" fo:font-weight="normal" officeooo:rsid="006b9426" officeooo:paragraph-rsid="000b720f" style:font-size-asian="15pt" style:font-weight-asian="normal" style:font-size-complex="15pt" style:font-weight-complex="normal"/>
    </style:style>
    <style:style style:name="P14" style:family="paragraph" style:parent-style-name="Standard">
      <style:text-properties officeooo:rsid="006b9426" officeooo:paragraph-rsid="000b720f"/>
    </style:style>
    <style:style style:name="P15" style:family="paragraph" style:parent-style-name="Standard">
      <style:text-properties officeooo:rsid="009746ef" officeooo:paragraph-rsid="000b720f"/>
    </style:style>
    <style:style style:name="P16" style:family="paragraph" style:parent-style-name="Standard">
      <style:text-properties officeooo:rsid="009446e4" officeooo:paragraph-rsid="000b720f"/>
    </style:style>
    <style:style style:name="P17" style:family="paragraph" style:parent-style-name="Standard">
      <style:text-properties officeooo:rsid="006dc96b" officeooo:paragraph-rsid="000b720f"/>
    </style:style>
    <style:style style:name="P18" style:family="paragraph" style:parent-style-name="Standard">
      <style:text-properties officeooo:rsid="006e1754" officeooo:paragraph-rsid="000b720f"/>
    </style:style>
    <style:style style:name="P19" style:family="paragraph" style:parent-style-name="Standard">
      <style:text-properties officeooo:rsid="006e9d7d" officeooo:paragraph-rsid="000b720f"/>
    </style:style>
    <style:style style:name="P20" style:family="paragraph" style:parent-style-name="Standard">
      <style:text-properties officeooo:rsid="0092bc3c" officeooo:paragraph-rsid="000b720f"/>
    </style:style>
    <style:style style:name="P21" style:family="paragraph" style:parent-style-name="Standard">
      <style:text-properties officeooo:rsid="0071db4a" officeooo:paragraph-rsid="000b720f"/>
    </style:style>
    <style:style style:name="P22" style:family="paragraph" style:parent-style-name="Standard">
      <style:text-properties officeooo:rsid="00b44028" officeooo:paragraph-rsid="000b720f"/>
    </style:style>
    <style:style style:name="P23" style:family="paragraph" style:parent-style-name="Standard">
      <style:text-properties officeooo:rsid="00701ea4" officeooo:paragraph-rsid="000b720f"/>
    </style:style>
    <style:style style:name="P24" style:family="paragraph" style:parent-style-name="Standard">
      <style:text-properties style:font-name="Liberation Serif1" fo:font-size="12pt" fo:font-weight="normal" officeooo:rsid="00124a0b" officeooo:paragraph-rsid="00124a0b" style:font-size-asian="12pt" style:font-weight-asian="normal" style:font-size-complex="12pt" style:font-weight-complex="normal"/>
    </style:style>
    <style:style style:name="P25" style:family="paragraph" style:parent-style-name="Standard">
      <style:text-properties style:font-name="Liberation Serif1" fo:font-size="12pt" fo:font-weight="normal" officeooo:rsid="00133c09" officeooo:paragraph-rsid="00133c09" style:font-size-asian="12pt" style:font-weight-asian="normal" style:font-size-complex="12pt" style:font-weight-complex="normal"/>
    </style:style>
    <style:style style:name="P26" style:family="paragraph" style:parent-style-name="Standard">
      <style:text-properties officeooo:rsid="00806708" officeooo:paragraph-rsid="000b720f"/>
    </style:style>
    <style:style style:name="P27" style:family="paragraph" style:parent-style-name="Standard">
      <style:text-properties officeooo:rsid="008feee4" officeooo:paragraph-rsid="000b720f"/>
    </style:style>
    <style:style style:name="P28" style:family="paragraph" style:parent-style-name="Standard">
      <style:text-properties officeooo:rsid="00830f10" officeooo:paragraph-rsid="000b720f"/>
    </style:style>
    <style:style style:name="P29" style:family="paragraph" style:parent-style-name="Standard">
      <style:text-properties officeooo:rsid="00a53c65" officeooo:paragraph-rsid="000b720f"/>
    </style:style>
    <style:style style:name="P30" style:family="paragraph" style:parent-style-name="Standard">
      <style:text-properties officeooo:rsid="0013e1e3" officeooo:paragraph-rsid="000b720f"/>
    </style:style>
    <style:style style:name="P31" style:family="paragraph" style:parent-style-name="Standard">
      <style:text-properties officeooo:rsid="0015e040" officeooo:paragraph-rsid="000b720f"/>
    </style:style>
    <style:style style:name="P32" style:family="paragraph" style:parent-style-name="Standard">
      <style:text-properties officeooo:rsid="001a0c8b" officeooo:paragraph-rsid="000b720f"/>
    </style:style>
    <style:style style:name="P33" style:family="paragraph" style:parent-style-name="Standard">
      <style:text-properties officeooo:paragraph-rsid="000b720f"/>
    </style:style>
    <style:style style:name="P34" style:family="paragraph" style:parent-style-name="Standard">
      <style:text-properties fo:text-transform="capitalize" fo:color="#231f20" loext:opacity="100%" style:font-name="Liberation Serif1" fo:font-size="12pt" fo:letter-spacing="0.0083in" fo:font-style="normal" fo:font-weight="normal" officeooo:rsid="00a4111d" officeooo:paragraph-rsid="000b720f" style:font-size-asian="12pt" style:font-weight-asian="normal" style:font-size-complex="12pt" style:font-weight-complex="normal"/>
    </style:style>
    <style:style style:name="P35" style:family="paragraph" style:parent-style-name="Standard">
      <style:text-properties fo:text-transform="capitalize" fo:color="#231f20" loext:opacity="100%" style:text-line-through-style="solid" style:text-line-through-type="single" style:font-name="Liberation Serif1" fo:font-size="12pt" fo:letter-spacing="0.0083in" fo:font-style="normal" fo:font-weight="normal" officeooo:rsid="0070a908" officeooo:paragraph-rsid="000b720f" style:font-size-asian="12pt" style:font-weight-asian="normal" style:font-size-complex="12pt" style:font-weight-complex="normal"/>
    </style:style>
    <style:style style:name="P36" style:family="paragraph" style:parent-style-name="Standard">
      <style:text-properties fo:text-transform="capitalize" fo:color="#231f20" loext:opacity="100%" style:text-line-through-style="solid" style:text-line-through-type="single" style:font-name="Liberation Serif1" fo:font-size="12pt" fo:letter-spacing="0.0083in" fo:font-style="normal" fo:font-weight="normal" officeooo:rsid="007c8ec7" officeooo:paragraph-rsid="000b720f" style:font-size-asian="12pt" style:font-weight-asian="normal" style:font-size-complex="12pt" style:font-weight-complex="normal"/>
    </style:style>
    <style:style style:name="P37" style:family="paragraph" style:parent-style-name="Standard">
      <style:text-properties fo:text-transform="capitalize" fo:color="#231f20" loext:opacity="100%" style:text-line-through-style="solid" style:text-line-through-type="single" style:font-name="Liberation Serif1" fo:font-size="12pt" fo:letter-spacing="0.0083in" fo:font-style="normal" fo:font-weight="normal" officeooo:rsid="00845b77" officeooo:paragraph-rsid="000b720f" style:font-size-asian="12pt" style:font-weight-asian="normal" style:font-size-complex="12pt" style:font-weight-complex="normal"/>
    </style:style>
    <style:style style:name="P38" style:family="paragraph" style:parent-style-name="Standard">
      <style:text-properties fo:text-transform="capitalize" fo:color="#231f20" loext:opacity="100%" style:text-line-through-style="solid" style:text-line-through-type="single" style:font-name="Liberation Serif1" fo:font-size="12pt" fo:letter-spacing="0.0083in" fo:font-style="normal" fo:font-weight="normal" officeooo:rsid="008732f7" officeooo:paragraph-rsid="001430ab" style:font-size-asian="12pt" style:font-weight-asian="normal" style:font-size-complex="12pt" style:font-weight-complex="normal"/>
    </style:style>
    <style:style style:name="P39" style:family="paragraph" style:parent-style-name="Standard">
      <style:text-properties officeooo:rsid="009446e4" officeooo:paragraph-rsid="000b720f"/>
    </style:style>
    <style:style style:name="P40" style:family="paragraph" style:parent-style-name="Standard">
      <style:text-properties officeooo:rsid="0019448f" officeooo:paragraph-rsid="000b720f"/>
    </style:style>
    <style:style style:name="P41" style:family="paragraph" style:parent-style-name="Standard">
      <style:text-properties officeooo:rsid="00268f61" officeooo:paragraph-rsid="00268f61"/>
    </style:style>
    <style:style style:name="P42" style:family="paragraph" style:parent-style-name="Standard">
      <style:text-properties style:text-line-through-style="solid" style:text-line-through-type="single" officeooo:paragraph-rsid="000b720f"/>
    </style:style>
    <style:style style:name="P43" style:family="paragraph" style:parent-style-name="Standard">
      <style:text-properties style:text-line-through-style="solid" style:text-line-through-type="single" style:text-underline-style="none" officeooo:paragraph-rsid="000b720f"/>
    </style:style>
    <style:style style:name="P44" style:family="paragraph" style:parent-style-name="Standard">
      <style:text-properties style:text-line-through-style="solid" style:text-line-through-type="single" officeooo:rsid="006dc96b" officeooo:paragraph-rsid="000b720f"/>
    </style:style>
    <style:style style:name="P45" style:family="paragraph" style:parent-style-name="Standard">
      <style:text-properties style:text-line-through-style="solid" style:text-line-through-type="single" style:font-name="Liberation Serif1" fo:font-size="12pt" fo:font-weight="normal" officeooo:rsid="00133c09" officeooo:paragraph-rsid="00133c09" style:font-size-asian="12pt" style:font-weight-asian="normal" style:font-size-complex="12pt" style:font-weight-complex="normal"/>
    </style:style>
    <style:style style:name="P46" style:family="paragraph" style:parent-style-name="Standard">
      <style:text-properties style:text-line-through-style="solid" style:text-line-through-type="single" style:font-name="Liberation Serif1" fo:font-size="12pt" fo:font-weight="normal" officeooo:rsid="00701ea4" officeooo:paragraph-rsid="000b720f" style:font-size-asian="12pt" style:font-weight-asian="normal" style:font-size-complex="12pt" style:font-weight-complex="normal"/>
    </style:style>
    <style:style style:name="T1" style:family="text">
      <style:text-properties officeooo:rsid="0099d904"/>
    </style:style>
    <style:style style:name="T2" style:family="text">
      <style:text-properties officeooo:rsid="009bbe2a"/>
    </style:style>
    <style:style style:name="T3" style:family="text">
      <style:text-properties officeooo:rsid="00b44028"/>
    </style:style>
    <style:style style:name="T4" style:family="text">
      <style:text-properties officeooo:rsid="0013e1e3"/>
    </style:style>
    <style:style style:name="T5" style:family="text">
      <style:text-properties fo:text-transform="capitalize" fo:color="#231f20" loext:opacity="100%" style:font-name="Liberation Serif1" fo:font-size="12pt" fo:letter-spacing="0.0083in" fo:font-style="normal" fo:font-weight="normal" style:font-size-asian="12pt" style:font-weight-asian="normal" style:font-size-complex="12pt" style:font-weight-complex="normal"/>
    </style:style>
    <style:style style:name="T6" style:family="text">
      <style:text-properties fo:text-transform="capitalize" fo:color="#231f20" loext:opacity="100%" style:font-name="Liberation Serif1" fo:font-size="12pt" fo:letter-spacing="0.0083in" fo:font-style="normal" fo:font-weight="normal" officeooo:rsid="003c3fc8" style:font-size-asian="12pt" style:font-weight-asian="normal" style:font-size-complex="12pt" style:font-weight-complex="normal"/>
    </style:style>
    <style:style style:name="T7" style:family="text">
      <style:text-properties fo:text-transform="capitalize" fo:color="#231f20" loext:opacity="100%" style:font-name="Liberation Serif1" fo:font-size="12pt" fo:letter-spacing="0.0083in" fo:font-style="normal" fo:font-weight="normal" officeooo:rsid="0047d6c8" style:font-size-asian="12pt" style:font-weight-asian="normal" style:font-size-complex="12pt" style:font-weight-complex="normal"/>
    </style:style>
    <style:style style:name="T8" style:family="text">
      <style:text-properties fo:text-transform="capitalize" fo:color="#231f20" loext:opacity="100%" style:font-name="Liberation Serif1" fo:font-size="12pt" fo:letter-spacing="0.0083in" fo:font-style="normal" fo:font-weight="normal" officeooo:rsid="00ab35e3" style:font-size-asian="12pt" style:font-weight-asian="normal" style:font-size-complex="12pt" style:font-weight-complex="normal"/>
    </style:style>
    <style:style style:name="T9" style:family="text">
      <style:text-properties fo:text-transform="capitalize" fo:color="#231f20" loext:opacity="100%" style:font-name="Liberation Serif1" fo:font-size="12pt" fo:letter-spacing="0.0083in" fo:font-style="normal" fo:font-weight="normal" officeooo:rsid="00abb9ac" style:font-size-asian="12pt" style:font-weight-asian="normal" style:font-size-complex="12pt" style:font-weight-complex="normal"/>
    </style:style>
    <style:style style:name="T10" style:family="text">
      <style:text-properties fo:text-transform="capitalize" fo:color="#231f20" loext:opacity="100%" style:font-name="Liberation Serif1" fo:font-size="12pt" fo:letter-spacing="0.0083in" fo:font-style="normal" fo:font-weight="normal" officeooo:rsid="00845b77" style:font-size-asian="12pt" style:font-weight-asian="normal" style:font-size-complex="12pt" style:font-weight-complex="normal"/>
    </style:style>
    <style:style style:name="T11" style:family="text">
      <style:text-properties fo:text-transform="capitalize" fo:color="#231f20" loext:opacity="100%" style:font-name="Liberation Serif1" fo:font-size="12pt" fo:letter-spacing="0.0083in" fo:font-style="normal" fo:font-weight="normal" officeooo:rsid="00107566" style:font-size-asian="12pt" style:font-weight-asian="normal" style:font-size-complex="12pt" style:font-weight-complex="normal"/>
    </style:style>
    <style:style style:name="T12" style:family="text">
      <style:text-properties fo:text-transform="capitalize" fo:color="#231f20" loext:opacity="100%" style:font-name="Liberation Serif1" fo:font-size="12pt" fo:letter-spacing="0.0083in" fo:font-style="normal" fo:font-weight="normal" officeooo:rsid="00133c09" style:font-size-asian="12pt" style:font-weight-asian="normal" style:font-size-complex="12pt" style:font-weight-complex="normal"/>
    </style:style>
    <style:style style:name="T13" style:family="text">
      <style:text-properties fo:text-transform="capitalize" fo:color="#231f20" loext:opacity="100%" style:font-name="Liberation Serif1" fo:font-size="12pt" fo:letter-spacing="0.0083in" fo:font-style="normal" fo:font-weight="normal" officeooo:rsid="0017b1f2" style:font-size-asian="12pt" style:font-weight-asian="normal" style:font-size-complex="12pt" style:font-weight-complex="normal"/>
    </style:style>
    <style:style style:name="T14" style:family="text">
      <style:text-properties fo:text-transform="capitalize" fo:color="#231f20" loext:opacity="100%" style:font-name="Liberation Serif1" fo:font-size="12pt" fo:letter-spacing="0.0083in" fo:font-style="normal" fo:font-weight="normal" officeooo:rsid="0022fe1a" style:font-size-asian="12pt" style:font-weight-asian="normal" style:font-size-complex="12pt" style:font-weight-complex="normal"/>
    </style:style>
    <style:style style:name="T15" style:family="text">
      <style:text-properties fo:text-transform="capitalize" fo:color="#231f20" loext:opacity="100%" fo:letter-spacing="0.0083in" fo:font-style="normal"/>
    </style:style>
    <style:style style:name="T16" style:family="text">
      <style:text-properties fo:text-transform="capitalize" fo:color="#231f20" loext:opacity="100%" fo:letter-spacing="0.0083in" fo:font-style="normal" officeooo:rsid="007c580b"/>
    </style:style>
    <style:style style:name="T17" style:family="text">
      <style:text-properties fo:text-transform="capitalize" fo:color="#231f20" loext:opacity="100%" fo:letter-spacing="0.0083in" fo:font-style="normal" officeooo:rsid="00ab35e3"/>
    </style:style>
    <style:style style:name="T18" style:family="text">
      <style:text-properties fo:text-transform="capitalize" fo:color="#231f20" loext:opacity="100%" fo:letter-spacing="0.0083in" fo:font-style="normal" officeooo:rsid="0070a908"/>
    </style:style>
    <style:style style:name="T19" style:family="text">
      <style:text-properties fo:text-transform="capitalize" fo:color="#231f20" loext:opacity="100%" fo:letter-spacing="0.0083in" fo:font-style="normal" officeooo:rsid="00133c09"/>
    </style:style>
    <style:style style:name="T20" style:family="text">
      <style:text-properties fo:text-transform="capitalize" fo:color="#231f20" loext:opacity="100%" fo:letter-spacing="0.0083in" fo:font-style="normal" officeooo:rsid="001430ab"/>
    </style:style>
    <style:style style:name="T21" style:family="text">
      <style:text-properties fo:text-transform="capitalize" fo:color="#231f20" loext:opacity="100%" fo:letter-spacing="0.0083in" fo:font-style="normal" officeooo:rsid="0017b1f2"/>
    </style:style>
    <style:style style:name="T22" style:family="text">
      <style:text-properties fo:text-transform="capitalize" fo:color="#231f20" loext:opacity="100%" fo:letter-spacing="0.0083in" fo:font-style="normal" officeooo:rsid="002312ee"/>
    </style:style>
    <style:style style:name="T23" style:family="text">
      <style:text-properties officeooo:rsid="00ab35e3"/>
    </style:style>
    <style:style style:name="T24" style:family="text">
      <style:text-properties officeooo:rsid="009e601c"/>
    </style:style>
    <style:style style:name="T25" style:family="text">
      <style:text-properties officeooo:rsid="006d8d6e"/>
    </style:style>
    <style:style style:name="T26" style:family="text">
      <style:text-properties officeooo:rsid="00abb9ac"/>
    </style:style>
    <style:style style:name="T27" style:family="text">
      <style:text-properties officeooo:rsid="00a6889d"/>
    </style:style>
    <style:style style:name="T28" style:family="text">
      <style:text-properties officeooo:rsid="009746ef"/>
    </style:style>
    <style:style style:name="T29" style:family="text">
      <style:text-properties officeooo:rsid="0098e5f0"/>
    </style:style>
    <style:style style:name="T30" style:family="text">
      <style:text-properties officeooo:rsid="0015e040"/>
    </style:style>
    <style:style style:name="T31" style:family="text">
      <style:text-properties officeooo:rsid="0018f1fe"/>
    </style:style>
    <style:style style:name="T32" style:family="text">
      <style:text-properties officeooo:rsid="0015d50a"/>
    </style:style>
    <style:style style:name="T33" style:family="text">
      <style:text-properties officeooo:rsid="001bfac7"/>
    </style:style>
    <style:style style:name="T34" style:family="text">
      <style:text-properties officeooo:rsid="000d2a99"/>
    </style:style>
    <style:style style:name="T35" style:family="text">
      <style:text-properties officeooo:rsid="001044d5"/>
    </style:style>
    <style:style style:name="T36" style:family="text">
      <style:text-properties officeooo:rsid="0011b80e"/>
    </style:style>
    <style:style style:name="T37" style:family="text">
      <style:text-properties officeooo:rsid="00133c09"/>
    </style:style>
    <style:style style:name="T38" style:family="text">
      <style:text-properties officeooo:rsid="001430ab"/>
    </style:style>
    <style:style style:name="T39" style:family="text">
      <style:text-properties officeooo:rsid="0071db4a"/>
    </style:style>
    <style:style style:name="T40" style:family="text">
      <style:text-properties officeooo:rsid="0017b1f2"/>
    </style:style>
    <style:style style:name="T41" style:family="text">
      <style:text-properties officeooo:rsid="0018e2db"/>
    </style:style>
    <style:style style:name="T42" style:family="text">
      <style:text-properties officeooo:rsid="001a9cd3"/>
    </style:style>
    <style:style style:name="T43" style:family="text">
      <style:text-properties officeooo:rsid="001de8e6"/>
    </style:style>
    <style:style style:name="T44" style:family="text">
      <style:text-properties officeooo:rsid="001e82d0"/>
    </style:style>
    <style:style style:name="T45" style:family="text">
      <style:text-properties officeooo:rsid="001ff89f"/>
    </style:style>
    <style:style style:name="T46" style:family="text">
      <style:text-properties officeooo:rsid="002119d4"/>
    </style:style>
    <style:style style:name="T47" style:family="text">
      <style:text-properties officeooo:rsid="0022fe1a"/>
    </style:style>
    <style:style style:name="T48" style:family="text">
      <style:text-properties officeooo:rsid="0024f156"/>
    </style:style>
    <style:style style:name="T49" style:family="text">
      <style:text-properties officeooo:rsid="0026f547"/>
    </style:style>
    <style:style style:name="T50" style:family="text">
      <style:text-properties officeooo:rsid="0028f1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EBASIS SIR SHOPPING LIST 1ST AUGUST 2021</text:p>
      <text:p text:style-name="P13"><text:span text:style-name="T1">জাহাঙ্গীরনগর ইউনিভার্সিটি পানধোয়া এরিয়া, </text:span><text:span text:style-name="T2">ফোন: 01787-690704</text:span><text:span text:style-name="T3">বিশমাইল, গোকুলনগর রোড, পানধোয়া বাজার</text:span></text:p>
      <text:p text:style-name="P14">……………………………………………………………………………………………………….</text:p>
      <text:p text:style-name="P15">নির্দেশনা: <text:span text:style-name="T4">[যেটা বুঝবে না আমাকে ফোন দিয়ে ভালোভাবে নিশ্চিত হবার পর মালামাল পাঠাবে, কাউন্টারে যাবার আগে ভালোভাবে আবার চেইক করবে। কোন প্রোডাক্ট যেন ওলোট পালট না হয়]</text:span></text:p>
      <text:p text:style-name="P1"/>
      <text:p text:style-name="P14"/>
      <text:p text:style-name="P33">FISH &amp; MEAT</text:p>
      <text:p text:style-name="P33">…………………………………………………………………………………………...</text:p>
      <text:p text:style-name="P33">1. Beef Premium Cube <text:s text:c="3"/><text:span text:style-name="T45">1.5</text:span> KG <text:s text:c="12"/><text:span text:style-name="T23">[</text:span><text:span text:style-name="T38">838.5</text:span> TAKA<text:span text:style-name="T23">]</text:span></text:p>
      <text:p text:style-name="P16"><text:span text:style-name="T24">2.</text:span> OX Liver &amp; Heart Mix (Kolija) 0.5 kg <text:s text:c="5"/><text:span text:style-name="T23">[</text:span>300 Taka<text:span text:style-name="T23">]</text:span></text:p>
      <text:p text:style-name="P16"/>
      <text:p text:style-name="P33"><text:span text:style-name="T24">3</text:span>. Broiler Chicken (With Skin) 2 PCS <text:s text:c="8"/><text:span text:style-name="T23">[</text:span>PER KG/<text:span text:style-name="T34">225</text:span> TAKA 2 KG <text:span text:style-name="T34">7</text:span><text:span text:style-name="T35">3</text:span><text:span text:style-name="T34">5 GM</text:span> <text:span text:style-name="T34">615</text:span> TAKA<text:span text:style-name="T23">]</text:span></text:p>
      <text:p text:style-name="P16"><text:span text:style-name="T24">4</text:span>. Rui Deshi (P)-1.5 To 1.99kg <text:s text:c="5"/><text:span text:style-name="T48">4 pcs</text:span> <text:s text:c="5"/><text:span text:style-name="T23">[</text:span>PER KG/<text:span text:style-name="T36">320</text:span> TAKA <text:span text:style-name="T37">7</text:span> KG <text:span text:style-name="T43">500gm</text:span> <text:span text:style-name="T37">2</text:span><text:span text:style-name="T43">427</text:span> TAKA<text:span text:style-name="T23">]</text:span></text:p>
      <text:p text:style-name="P33"/>
      <text:p text:style-name="P33"/>
      <text:p text:style-name="P33">FRUITS &amp; VEGETABLES</text:p>
      <text:p text:style-name="P33">………………………………………………………………………...</text:p>
      <text:p text:style-name="P42">1. Apple Golden Delicious (Green Apple) 1 Kg <text:s text:c="3"/><text:span text:style-name="T23">[</text:span>195 TAKA<text:span text:style-name="T23">]</text:span></text:p>
      <text:p text:style-name="P33">2. Malta (Kg) <text:span text:style-name="T38">2</text:span> Kg <text:s text:c="3"/><text:span text:style-name="T23">[</text:span><text:span text:style-name="T46">3</text:span><text:span text:style-name="T47">99</text:span> TAKA<text:span text:style-name="T23">]</text:span></text:p>
      <text:p text:style-name="P43"><text:span text:style-name="T41">3</text:span><text:span text:style-name="T25">. </text:span>Coconut (Narikel) <text:span text:style-name="T23">1 </text:span>Pcs <text:s text:c="6"/><text:span text:style-name="T25">78 TAKA</text:span></text:p>
      <text:p text:style-name="P44"><text:span text:style-name="T41">4</text:span>. Green Pumpkin (Kacha Misti Kumra) <text:span text:style-name="T38">2</text:span> Pcs <text:s text:c="6"/><text:span text:style-name="T38">100</text:span> TAKA</text:p>
      <text:p text:style-name="P17"><text:span text:style-name="T41">5</text:span>. Mint Leaf (Pudinapata) 300 G <text:s text:c="6"/>60 TAKA</text:p>
      <text:p text:style-name="P18"><text:span text:style-name="T41">6</text:span>. Green Banana (Kacha Kola) <text:s/>15 PCS <text:s text:c="6"/>135 TAKA</text:p>
      <text:p text:style-name="P19"><text:span text:style-name="T41">7</text:span>. Tomato Round (Local) <text:s/>1 Kg <text:s text:c="6"/>115 TAKA</text:p>
      <text:p text:style-name="P19"><text:span text:style-name="T41">8</text:span>. China Carrot (China Gajor) <text:span text:style-name="T38">2</text:span> Kg <text:s text:c="3"/><text:span text:style-name="T38">18</text:span>0 TAKA</text:p>
      <text:p text:style-name="P19"><text:span text:style-name="T41">9</text:span>. Cucumber (Shosha) 4 Kg <text:s text:c="6"/>140 TAKA</text:p>
      <text:p text:style-name="P19">1<text:span text:style-name="T41">0</text:span>. Beguun Lomba-Beguni <text:s/><text:span text:style-name="T38">2</text:span> Kg <text:s text:c="5"/><text:span text:style-name="T38">12</text:span>0 TAKA</text:p>
      <text:p text:style-name="P19">1<text:span text:style-name="T41">1</text:span>. Green Papaya 5 Kg <text:s text:c="4"/>160 TAKA</text:p>
      <text:p text:style-name="P20">1<text:span text:style-name="T41">2</text:span>. Mango (<text:span text:style-name="T36">BARI 4</text:span>) 1kg <text:s text:c="5"/>155 Taka</text:p>
      <text:p text:style-name="P21"/>
      <text:p text:style-name="P19"/>
      <text:p text:style-name="P22">COOKING ESSENTIAL</text:p>
      <text:p text:style-name="P23">………………………………….. ………………………………..</text:p>
      <text:p text:style-name="P24"><text:span text:style-name="T19">1. </text:span><text:span text:style-name="T15">BASMATI LOOSE </text:span><text:span text:style-name="T19">1 </text:span><text:span text:style-name="T15">KG 235 </text:span><text:span text:style-name="T22">Taka</text:span></text:p>
      <text:p text:style-name="P45"><text:span text:style-name="T15">2. Miniket Rice Loose </text:span><text:span text:style-name="T20">5</text:span><text:span text:style-name="T15"> kg </text:span><text:span text:style-name="T20">295</text:span><text:span text:style-name="T15"> Taka</text:span></text:p>
      <text:p text:style-name="P25"><text:span text:style-name="T21">3. </text:span><text:span text:style-name="T15">Chashi Chinigura Rice 2 Kg </text:span><text:span text:style-name="T20">250 Taka</text:span></text:p>
      <text:p text:style-name="P46"><text:span text:style-name="T21">4</text:span><text:span text:style-name="T15">. Radhuni Turmeric Regular 200 Gm <text:s/></text:span><text:span text:style-name="T16">2 </text:span><text:span text:style-name="T17">ITEM</text:span><text:span text:style-name="T16"> <text:s text:c="5"/>190</text:span><text:span text:style-name="T15"> taka</text:span></text:p>
      <text:p text:style-name="P46"><text:span text:style-name="T21">5</text:span><text:span text:style-name="T15">. Moog Dal Loose </text:span><text:span text:style-name="T18">2</text:span><text:span text:style-name="T15"> Kg <text:s text:c="10"/></text:span><text:span text:style-name="T18">280 taka</text:span></text:p>
      <text:p text:style-name="P2"><text:span text:style-name="T40">6</text:span>. Shwapno Mixed Dal 2Kg <text:s text:c="9"/>250 taka</text:p>
      <text:p text:style-name="P35"><text:span text:style-name="T40">7</text:span>. Fresh Super Premium Salt 2 Kg <text:s text:c="6"/>64 taka</text:p>
      <text:p text:style-name="P35"><text:span text:style-name="T40">8</text:span>. Ginger (Ada) Local Hybrid 1 Kg <text:s text:c="8"/>160 taka</text:p>
      <text:p text:style-name="P26"><text:span text:style-name="T13">9</text:span><text:span text:style-name="T5">. Lacys Sandwich Zipbag (50 Bags) <text:s text:c="7"/>295 taka</text:span></text:p>
      <text:p text:style-name="P27"><text:span text:style-name="T6">1</text:span><text:span text:style-name="T13">0</text:span><text:span text:style-name="T5">. Teer Whole Wheat Atta </text:span><text:span text:style-name="T12">6</text:span><text:span text:style-name="T5"> Kg <text:s text:c="10"/></text:span><text:span text:style-name="T12">244</text:span><text:span text:style-name="T7"> TAKA</text:span></text:p>
      <text:p text:style-name="P2"/>
      <text:p text:style-name="P3">M<text:span text:style-name="T3">ILK &amp; DAIRY PRODUCTS:</text:span></text:p>
      <text:p text:style-name="P3">………………………………………………………...</text:p>
      <text:p text:style-name="P3"><text:soft-page-break/>1. Aarong Ghee 200 Gm <text:s/>1 <text:span text:style-name="T23">ITEM</text:span> <text:s text:c="7"/>300 taka</text:p>
      <text:p text:style-name="P11">2. <text:span text:style-name="T39">Aarong shredded Mozzarella Cheese 200 gm <text:s/></text:span><text:span text:style-name="T23">1 ITEM <text:s/></text:span><text:span text:style-name="T39"><text:s/>220 taka</text:span></text:p>
      <text:p text:style-name="P21"><text:span text:style-name="T5">3. AARONG WHITE CURD 500GM (</text:span><text:span text:style-name="T14">2</text:span><text:span text:style-name="T5"> </text:span><text:span text:style-name="T8">Box</text:span><text:span text:style-name="T5">) </text:span><text:span text:style-name="T14">180</text:span><text:span text:style-name="T5"> TAKA</text:span></text:p>
      <text:p text:style-name="P4"/>
      <text:p text:style-name="P5">SPREADS:</text:p>
      <text:p text:style-name="P6">…………………………………………………………………..</text:p>
      <text:p text:style-name="P36">1. Aussiebee Honey 80 Gm (Glass Bottle) <text:s/><text:span text:style-name="T26">1 ITEM</text:span> <text:s/>125 taka</text:p>
      <text:p text:style-name="P12">2. Nescafe Classic Coffee 50gm (Glass Btl) <text:s text:c="2"/>165 Taka</text:p>
      <text:p text:style-name="P6"/>
      <text:p text:style-name="P5">PERSONAL cARE </text:p>
      <text:p text:style-name="P7">…………………………………………………….……………<text:span text:style-name="T3">...</text:span></text:p>
      <text:p text:style-name="P28"><text:span text:style-name="T8">1</text:span><text:span text:style-name="T5">. Sensodyne Deep Clean Tooth Paste 70g <text:s/></text:span><text:span text:style-name="T9">1 ITEM</text:span><text:span text:style-name="T5"> </text:span><text:span text:style-name="T10">180 taka</text:span></text:p>
      <text:p text:style-name="P37"><text:span text:style-name="T23">2</text:span>. Sensodyne Tooth Brush Sensitive* <text:span text:style-name="T27">1</text:span> pcs <text:span text:style-name="T27">8</text:span>0 taka</text:p>
      <text:p text:style-name="P8"><text:span text:style-name="T23">3</text:span>. Gillette Foam Lemon 196±04 Gm^ <text:s text:c="2"/><text:span text:style-name="T26">1 ITEM </text:span>255 taka</text:p>
      <text:p text:style-name="P8"><text:span text:style-name="T40">4</text:span>. Boshundhara Toilet Tissue White <text:s/>4 pcs 68 taka</text:p>
      <text:p text:style-name="P38"><text:span text:style-name="T40">5. </text:span>Dettol Handwash Re-Energize Refill, 170ml PH-Balanced Liquid Soap Formula <text:s/><text:span text:style-name="T26">[1 ITEM]</text:span> 59 taka</text:p>
      <text:p text:style-name="P9"><text:span text:style-name="T40">6. </text:span>Nivea Crème Care Soap 125g <text:s text:c="4"/><text:span text:style-name="T26">1 ITEM</text:span> 140 Taka</text:p>
      <text:p text:style-name="P40"/>
      <text:p text:style-name="P41"><text:span text:style-name="T50">T</text:span>otal 8914. (without beef &amp; Koliza <text:span text:style-name="T49">1138.5 Taka</text:span>)</text:p>
      <text:p text:style-name="P29"/>
      <text:p text:style-name="P30"><text:span text:style-name="T28">[</text:span><text:span text:style-name="T29">সতর্কতা</text:span><text:span text:style-name="T28">]</text:span></text:p>
      <text:p text:style-name="P30">……………………………………..</text:p>
      <text:p text:style-name="P30">1. সব ক্যেমিকাল প্রোডাক্ট আলাদা ব্যাগে সাবধানতার সাথে দিবে।</text:p>
      <text:p text:style-name="P30">2. ডিম ছাড়া <text:s/>ফ্রেশ <text:span text:style-name="T28">রুই</text:span> মাছ ম্যানেজার দাড়িয়ে থেকে পরিস্কারভাবে <text:span text:style-name="T28">ছোট ছোট পিচ</text:span> কেটে দিবে। তানা হলে কর্মচারীিরা মাছ এর টুকরা কাটতে কাটতে নিচে ফ্লোরে ফেলে সেই মাছ ব্যাগে ভরে। এইটা যেন না হয়। পরিস্কারভাবে ছোট ছোট মাছ এবং মাথার টুকরা হবে। মাছ কাটা শেষ হলে বাইরে ফেলে রাখবে না ডেলিভঅরি হবার আগ পর্যন্ত ডিপ ফ্রিজে রেখে দিবে। <text:span text:style-name="T30">মাছ ও মাছের মাথা একদম ছোট ছোট পিচ হবে। মাছগুলো ট্রিপল ব্যাগে ভালো করে মুখ ছিল করে সাবধানতার সাথে হোম ডেলিভারি করবে তানাহলে ব্যাগের ভিতর এর মাছের রক্ত বাইরে বের </text:span><text:span text:style-name="T31">হ</text:span><text:span text:style-name="T30">য়ে যায়।</text:span></text:p>
      <text:p text:style-name="P30">৩. চাল যেন বাজারের বড় বেগে <text:span text:style-name="T28">10</text:span> কেজি একসাথে না দেয়, আলাদা আলাদা ৫ কেজি করে প্লাস্টিক এর ব্যাগে দিবে।</text:p>
      <text:p text:style-name="P30">৪. দই এর বক্সগুলা একটা বড় পলিতে দিবে । উৎপাদনের ডেইট যেন <text:span text:style-name="T32">আজকে হয়।</text:span></text:p>
      <text:p text:style-name="P31">৫. আজকের আসা ফ্রেশ টাটকা সব্জি বাছাই করে দিবে। <text:span text:style-name="T33">সব্জির গায়ে যেন কাটা ফাটা চেরা না থাকে।</text:span></text:p>
      <text:p text:style-name="P31">৬. ডেলিভারি বয় যেন <text:span text:style-name="T31">হোম ডেলিভারি করতে এসে</text:span> বিরক্তি না দেখায়।</text:p>
      <text:p text:style-name="P32">৭. করোনা ভাইরাস সাবধানতা মেনে সব প্রোডাক্ট দিবে। হোম ডেলিভারির সময় ব্যাগগুলো ডিসইনফেক্ট স্প্রে ভালোভাবে করবে।</text:p>
      <text:p text:style-name="P10">৮. পঁচা আদা যেন না দেয়।</text:p>
      <text:p text:style-name="P15"><text:span text:style-name="T11">৯. </text:span><text:span text:style-name="T5">মাংসতে যেন কোন প্রকার চর্বি না থাকে। ছোট ছোট পিচ হবে। কলিজাও ছোট ছোট পিচ হবে। মাংস আর কলিজা যেন একদম টাটকা ও ফ্রেশ হয়। তানাহলে কিন্তু হেড অফিসে কমপ্লেইন হবে। </text:span></text:p>
      <text:p text:style-name="P1">১০. বৃষ্টিতে সাবধানে ডেলিভারি করবে। যেন কোন আইটেম নষ্ট না হয়।</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8-01T18:51:49.347000000</dc:date>
    <meta:editing-duration>PT4H50M8S</meta:editing-duration>
    <meta:editing-cycles>23</meta:editing-cycles>
    <meta:generator>LibreOffice/7.1.3.2$Windows_X86_64 LibreOffice_project/47f78053abe362b9384784d31a6e56f8511eb1c1</meta:generator>
    <meta:document-statistic meta:table-count="0" meta:image-count="0" meta:object-count="0" meta:page-count="2" meta:paragraph-count="66" meta:word-count="645" meta:character-count="3246" meta:non-whitespace-character-count="2484"/>
  </office:meta>
</office:document-meta>
</file>